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455cm"/>
    </style:style>
    <style:style style:name="co2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RANDRANDOMSAMPLEFILTER_5f_FOR_5f_W_5f_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eps="0" table:maximum-difference="0.0001"/>
      </table:calculation-settings>
      <table:table table:name="RANDRANDOMSAMPLEFILTER_FOR_W_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A_7</text:p>
          </table:table-cell>
          <table:table-cell office:value-type="string" calcext:value-type="string">
            <text:p>A_7_Interpre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, cechy przebytego zawału ściany dolnej serca-obraz jak w 2010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z czynnością z/QRS ok. 70/min.Normogra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prawidłow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wczesna repolaryzacj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ow ok. 90/min..R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z 66/min blok AV I st PQ 0,22 <text:s/>blok lewej odnogi p hi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, stymulacja VVI 60/min, poj.VEBs, prawidłowe sterowa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3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0/min sinistrogram zaburzenia przewodnictwa śródkomorow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z 70/min os pośrednia zaburzenia przewodnictwa śródkomorowego QS w V1-V2 obraz niepełnego LB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M 59/min., ujemne t w odp. III,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k lewej odnogi p. Hisa .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8/,om. blok a-v I stopnia PR 260msek,RB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m9iarowy. ujemne T w odpr. III.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70/min sinistrogram LB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0/min Os pośrednia zespól rSR` w V1-V2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M 65.min. Zapis jak w kwietniu b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M, 60 /min. Zapis jak poprzedni. Bez cech niedokrwienia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miarowy 53/min. Normogram bez zaburzeń rytmu, bez niedokrwieni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M 76/min. Ujemne T w odpr. V2-V5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0/min zaburzenia przewodnictwa nad ściana dolną wysokie R w V1-V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sinistrogram ex- komorowa blizna po zawale mięśnia sercowego ściany przedn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<text:s/>oś pośrednai bez cech niedokrwien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oś serca lewogramowa, migotanie przedsionków z częstością średnią ok., 70/min, cechy przebytego zawału ściany przedn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55/min sinistrogram blizna po zawale ściany dolnej niespecyficzne zmainy ST blok AV I st 202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stymulatora 58/mi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8/min, stymulacja komór sterowana rytmem przedsion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miarowy 80/min. Normogram.Zapis bez cech niedokrwieni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4/min. Normogram. Patologiczny załamek Q w III i aV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stymulatora 60/min/migotanie przedsionk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4/min, sinistrogram. Zaburzenia przewodzenia śródkomorowego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gotanie przedsionków + dodatkowe skurcze komorow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M 70/min, bez zaburzeń ukrwienia serc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ś serca pośrednia, rytm zatokowy, niepełny R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y, cechy przebytego zawału ściany dolne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migotanie przedsionków 65-80/min.Levogram,Mały zał, R od V1-V3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55/min.Blizna po zawale ściany dolnej,Mały z. R od V1-V#,uiemny z. T w V5 i V6.( jak w badaniach poprzednich). PQ-176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56/min, normogram. Zespół Qs w III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z 80/min blizna po zawale ściany dolnej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oło 63/min. Cechy przebytego zawału ściany dolnej. Niewielkie zmiany STT nad ścianą boczną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2/min. Pojedyncze pobudzenia przedwczesne przedsionkowe. Powolna progresja załamka r od V1 do V3. Zał. Q w III,aVF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58/min,bez zaburzeń rytmu, bez niedokrwieni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70/min.PQ-200ms,L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6/min, cechy przebytego zawału ściany dolnej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67/min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oś pośrednia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83/min, sinistrogram,niski woltaż QRS w odprowadzeniach kończynowych.</text:p>
          </table:table-cell>
          <table:table-cell office:value-type="string" calcext:value-type="string">
            <text:p>Trudno oceni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z 60/min oś pośrednia zapis w norm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mt zatokowy 56/min, sinistrogram , RBBB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 rytm zatokowy 66/min, sinistroigram, niespecyficzne zmiany ST-T od V2 do V4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z 70/min oś pośrednai blizna po zawale <text:s/>ścany dolnej cechy niedokrwienia ściany boczn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55 sinistrogram sinistrogram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4/min.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8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oło 117/min. Blok lewej odnogi pęczka His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migotanie przedsionków <text:s/>ok. 60-100/min.mały .z. R od V1-V3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8/min. Sinistrogram. Cechy przebytego zawału ściany dolnej. Niewielkie zmiany STT nad ścianą boczn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67/min, normogram , zapis w normie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68/min. Zmiany STT nad ścianą dolną i boczną. Zapis jak w badaniach poprzednic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0/min. Graniczny czas PQ 200ms. Poza tym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M 56/min, ujemne T w odpr. v1-v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w w/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/min stymulacja DD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 60-85, poj ewolucje wystumulowane w trybie VVI, LB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Stymulacja jednojamowa w trybie VDD 55/min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, stymulacja VV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blizna po zawale sciany dolnej tyln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68/min, prawogram, RBBB, zaburzenia okresu repolaryzacji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dykardia zatokowa 53/min, poza tym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/min sinistrogyria niespecyficzne zmiany 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ś serca pośrednia, rytm zatokowy, 51/min, zapis w/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11 - Skrócony profil cukru:</text:p>
            <text:p>godz. 07 -26mg%, godz. 11 - 85mg%, godz. 16 - 86mg%, godz. 20 - 101mg%.</text:p>
            <text:p/>
            <text:p>28.09.2011 - biopsja serca:</text:p>
            <text:p>Biopsja endomikkkokardialna serca przeszczepionego.</text:p>
            <text:p>Przebadano dwa wycinki. Nie stwierdzono obecności odrzucania komórkowego. W jednym z drobnych naczyń krwionośnych widoczny jest obrzęk komórek śródbłonka. </text:p>
            <text:p>Wg ISHLT 2004: GRADE 0 "R".</text:p>
            <text:p>Reakcja z C4d wypadła ujemnie (AMR 0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/min oś pośrednia zapis w granicach norm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blok lewej odnogi peczka Hi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przetrwałe uniesienie ST-T ( wysokie odejście ST-T) w v2-3- obraz jak w zapisach poprzednich, LA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miarowy 61/min. PQ- 152ms. ,bez niedokrwieni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48, PR 230mse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oło 92/min. Oś elektryczna pośredni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90/min oś pośrednai ujemne załamki T w odprowadzeniach V1-V6 I aVL <text:s/>- zapis stabil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6/min. Zmiany STT nad ścianą przednią (ujemne załamki T)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6/min. Załamek q w III. Zmiany STT nad ścianą boczną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3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0/min. Sinistrogram. Zaburzenia przewodzenia śródkomorowego. Cechy przerostu lewej komory. Cechy przebytego zawału przednio-przegrodowego. Większe niż w badaniu poprzednim zmiany STT nad ścianą boczn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<text:s/>z częstością 69/min. </text:p>
            <text:p>P/PQ: 88 ms/ 130 ms</text:p>
            <text:p>RR/QRS: 864 ms/ 114 ms</text:p>
            <text:p>QT/QTc: 420 ms / 435 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8/min. Sinistrogram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6/min. Blok lewej odnogi pęczka Hisa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migotanie przedsionkow</text:p>
            <text:p>ok. 70- 80/min.Zal. q w III,AV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0/min. Stymulacja przedsionka. LBBB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54/min, zapis w/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Migotanie przedsionków, 77/min, LAH, przetrwałe uniesienie ST-T II, III, aVF, V1 -V 4, blizna pozawłowa ściany dolnej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z 780/min sinistrogram obraz niepełnego RBBB (zespól rSR` w V1-V3 dodatnie T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9/min.Niespecyficzne zmiany STT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miarowy 79/min. Normogram Mały zał.R od V1- V5- jak w badaniach poprzedni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. Rytm ze stymulatora 68/mi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P mitral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90/min, stymulacja komory sterowana rytmem przedsion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da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sterowany stymulacją przedsionka LB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M 59/min. LBBB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74/min. PQ -166, zał.Q w II,III,aVF. Uj. T w aVL, V2-3,, jak w zapisie z 2009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9/min. Sinistrogram 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Migotanie przedsionków ok. 70-80/min.,Zmiany ST-T w odpr. V 4 -V6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6/min. Sinistrogram. Zaburzenia przewodzenia śródkomorowego. Zmiany STT w odprowadzenia przedsercowych jak poprzednio. Bez zaburzeń rytmu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64/min. PQ- 140ms. QRS- 104ms.Zapis ekg prawidłow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migotanie przedsionkow ik 70.90/min,mały zał. R V1-V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FA 72/min, zaburzenia przewodzenia śródkomorowego, możliwość blizny pozawałowej ściany dplnej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, niespecyficzne zmiany ST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/strtmulacja VVI 60/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84/min. Levogram Przerost lewej komory ze zmianami ST-T .PQ-200ms, QRS-104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9/min. Sinistrogram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ś serca pośrednia,rytm zatokowy, zapis w/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9/min. Blok p-k Istopnia, PQ 220ms. Sinistrogram Zaburzenia przewodnictwa śródkomorowego. Zmiany STT nad ścianą boczną (ujemny załamek T V5-V6,I,aVL)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0/min os nieokreślona zapis w norm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89/min. Niespecyficzne zmiany ST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61/min, LAH, blizna poawałowa ściany p-p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66/min.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0/min. Stymulacja przedsionka i komor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/min <text:s/>oś pośrednia blizna po zawale ściany przednoboczn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0/min. Sinistrogram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oło 80/min. Dekstrogra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2/min. Sinistrogram. Cechy przerostu lewej komory. Zmiany STT w V2-V6 jak w badaniu poprzedni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61/min, oś nieokreślona, zaburzenia przewodzenia śródkomorowego, niespełniające kryterium RBBB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, 64/min, zapis prawidł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oło 76/min. LAH. Zmiany STT nad ścianą boczną - jak w badaniach poprzednic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zm, LAH, zapis bez świeżego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FA/ 73/min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- rytm zatokowy miarowy 66/min. Położenie serca pośrednie. Zał. Q w III,,AVF.Zespoły QS w odprowadzeniach V1-V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80/min sinistrogram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0/min. Blok lewej odnogi pęczka Hisa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cechy przebytego zawału ściany dolnej, płasko-ujemne zał T w v5-6- obraz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sterowany stymulacją przedsionka pobudzenia komorowe własne obraz RB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9/min,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rytm zatokowy miarowy 64/min. Levogram,bez niedokrwienia. PQ-172ms,QRS-96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jednojamowa w trybie AAI, 75/min, sinistrogram, zapis w/n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62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oło 90/min. RBBB + LAH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0/min oś pośrednia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50/min oś pośrednai niski woltaż QRS w odprowadzeniach kończynowych mała progresja R w V1-V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50/min. Poza tym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54/min. Poza tym w granicach norm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oło 90/min. Ujemny załamek T w III,aVF. Zapis jak w badaniach poprzednic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stymulatora dwujamowego 70/mi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1/min. Zmiany STT nad ścianą przednio-boczną jak zapisach poprzednic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. Rytm ze stymulatora 60/min. Pojedyncze pobudzenia własne ze zmianami STT nad ścianą dolną i boczn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64/min. Levogram.PQ-228ms( Blok A-V I st), QRS-80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56/min, sinistrogram, blizna po zawale p-p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 rytm zatokowy 72/min, LAH, deksrtogram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67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stymulacja VV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50/minQ w III i aVF niespecyficzne zmiany ST nad ścianą boczn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migotanie przedsionków z częstością rytmu około 90/min. Cechy przebytego zawału ściany dolne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rytm zatokowy miarowy 60/min. ,LAH, PQ- 198ms, V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8/min, normogram, zapis prawidłowy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 rytm zatokowy 73/min, blizna po zawale ściany dolnej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77/min, sinistrogram, zaburzenia przewodzenia śródkomorowego niespełniające kryterium bloku odnogi , PQ=0,16"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z 80/min oś pośrednai RB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104/min. <text:s/>LAH,RBBB.</text:p>
            <text:p>PQ 180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0/min bez cech niedokrwien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50/min LAH blok AV I st PQ 202bez v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2/min. R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3/min. Cechy przerostu lewej komory. Niepełny R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ś serca pośrednia, rytm zatokowy, zapis w/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5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6/min. Cechy przebytego zawału ściany dolne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55/min , sinistrogram, zaburzenia przewodzenia śródkomorowego, niespełniające kryterium RBBB.</text:p>
          </table:table-cell>
          <table:table-cell office:value-type="string" calcext:value-type="string">
            <text:p>Trudno oceni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87/min. Lewogram. Bez zmian ST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7/min. Niski woltaż zespołów QRS w odprowadzeniach kończynowych. Zmiany STT nad ścianą przednio-przegrodową (ujemny załamek T od V1 do V4)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1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R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dolnoprzedsionkowy + skurcze nadkomorowe - os pośrednia bez cech niedokw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4/min, blok a-v I stopnia,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/min sinistrogram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80/min LAH graniczne PQ 0,2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w/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w/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miarowy 58/min ,bez zaburzeń rytmu ,bez niedokrwienia.</text:p>
            <text:p>PQ-190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 - 68/min oś pośrednia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41/minLevogram.Cechy przebytego zawału ściany przednie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VT 140/min, Znaczne obniżenie ST w II,V3-V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niepełny LBBB, LA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oło 58/min. Zmiany STT nad ścianą boczn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FA / 64min, morfologia zespołów jak poprzednio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67. Stymulacja komory sterowana własnym pobudzeniem przedsionka. Jedno pobudzenie własne przewiedzione z blokiem odnogi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74/min, zapis w/n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 częstością 59/min. </text:p>
            <text:p>P/PQ: 28 ms/ 144 ms</text:p>
            <text:p>RR/QRS: 1004 ms/ 92 ms</text:p>
            <text:p>QT/QTc: 406 ms/405 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. 115/min, niespecyficzne zmiany ST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M 79/min, prezrost lewej komory + poj. skurcz komorow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76/min, sinistrogram , blizna pozawałowa ściany p-p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z 70/min sinistrogram cechy przebytego zawału sciany przedniej ujemne T w V4-V6 I aV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_ rytm zatokowy miarowy 74/min. Levogram.</text:p>
            <text:p>Zapis ekg bez niedokrwieni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7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oło 83/min. Lewogram. Zaburzenia przewodzenia śródkomorowego. Cechy przebytego zawału ściany dolnej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3/min. Lewogram. Niewielkie zmiany STT nad ścianą boczną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3/min. Cechy przebytego zawału ściany tylne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. Rytm ze stymulatora 70/mi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5/min. Stymulacja komor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M, zapis bez zaburzeń ukrwienia m. serc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8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3/min. PQ 200ms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t, płasko ujemne zał T w v4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9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upa krwi 0 RhD - ujemn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/4.01.2012 - skrócony profil cukru:</text:p>
            <text:p>godz. 16 - 76mg%, godz. 20 - 73mg%, godz 7 - 84mg%, godz. 11 - 82mg%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67/min, sinistrogram, zapis w normie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- rytm zatokowy miarowy 74/min.PQ-132ms, QRS-88ms.,bez niedokrwieni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58/min.Niski woltaż <text:s/>z.QRS odprowadzeń kończynowych..Bez niedokrwienia PQ-200ms, QRS-92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76/min, sinistrogram, zapis w/n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gotanie przedsionków, niespecyficzne zmiany ST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5/min.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w/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migotanie przedsionków ok. 70-80/min.Lewogram. dextrogyria.QRS-86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w/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12.2011.</text:p>
            <text:p>Rytm zatokowy z częstością 117/min. </text:p>
            <text:p>P/PQ: 98 ms/ 126 ms</text:p>
            <text:p>RR/QRS: 510 ms/ 84 ms</text:p>
            <text:p>QT/QTc: 290 ms/ 389 ms</text:p>
            <text:p/>
            <text:p/>
            <text:p>Wynik badania grupy krwi: 2011.11.18 <text:s text:c="13"/></text:p>
            <text:p>Grupa krwi: A RhD + (dodatni)</text:p>
            <text:p>Przeciwciał odpornościowych do antygenów krwinek czerwonych nie stwierdzono.</text:p>
            <text:p/>
            <text:p>Badanie - posiew moczu: 2011.12.24</text:p>
            <text:p>Wynik próbki - ujemny.</text:p>
            <text:p/>
            <text:p>Posiew krwi: 2011.11.18</text:p>
            <text:p>Wynik próbki - ujemny. Bakterii tlenowych i beztlenowych nie wyhodowano.</text:p>
            <text:p>Posiew krwi: 2011.12.24</text:p>
            <text:p>trzykrotne pobranie krwi. Wynik próbek - ujemny. Bakterii tlenowych i beztlenowych nie wyhodowano.</text:p>
            <text:p>Posiew krwi: 2012.01.09</text:p>
            <text:p>Wynik próbki - ujemny. Bakterii tlenowych i beztlenowych nie wyhodowano.</text:p>
            <text:p>Posiew krwi: 2012.01.10</text:p>
            <text:p>Wynik próbki - ujemny. Bakterii tlenowych i beztlenowych nie wyhodowano.</text:p>
            <text:p/>
            <text:p>2011.11.19: Badanie mikrobilogiczne: Wynik próbki: PCT &lt; 0,5 ng/ml; </text:p>
            <text:p>Gatunek drobnoustroju:</text:p>
            <text:p>Stężenie prokalcytoniny w surowicy &lt; 0,5 ng/ml. Możliwa miejscowa infekcja bakteryjna. Mało prawdopodobna ogólnoustrojowa infekcja. </text:p>
            <text:p/>
            <text:p>2011.11.18: Badanie przesiewowe. Materiał: Odbyt.</text:p>
            <text:p>Wynik próbki ujemny: </text:p>
            <text:p>Uwagi: W badaniu przesiewowym nie wykryto pałeczek Enterobacteriaceae z podejrzeniem odporności na karbapenemy.</text:p>
            <text:p>Gatunek drobnoustroju:</text:p>
            <text:p>Fizjologiczna flora jelitowa - bardzo liczne.</text:p>
            <text:p/>
            <text:p/>
            <text:p>Posiew z końcówki wkłucia głębokiego: 09.01.2012 r.</text:p>
            <text:p>Wynik próbki: ujemny.</text:p>
            <text:p/>
            <text:p>Biopsja mięśnia sercowego:</text:p>
            <text:p>18.01.2012: Rozpoznanie mikroskopowe: trzy fragmenty mięśnia sercowego bez wykładników odrzucania komórkowego i bez cech przemawiających za odrzucaniem humoralnym. <text:s/></text:p>
            <text:p>Zaplanowano także wykonanie reakcji na C4d.</text:p>
            <text:p>Wg ISHLT 2004: Grade O R</text:p>
            <text:p/>
            <text:p>Biopsja mięśnia sercowego:</text:p>
            <text:p>11.01.2012: Rozpoznanie mikroskopowe: trzy fragmenty mięśnia sercowego bez cech odrzucania komórkowego i bez zmian sugerujących odrzucanie humoralne. Widoczna także zmiana typu efektu Qulity'ego w wnikaniem nacieku z komórek limfoidalnych miedzy kardiocyty. </text:p>
            <text:p>Zaplanowano także wykonanie reakcji na C4d.</text:p>
            <text:p>Wg ISHLT 2004: Grade O R</text:p>
            <text:p>Uzupełnienie wyniki dn. 13.01.2012</text:p>
            <text:p>Reakcja z C4d wypadła ujemnie (AMR 0).</text:p>
            <text:p/>
            <text:p>Badanie Patomorfologiczne: Biopsja mięśnia sercowego:</text:p>
            <text:p>04.01.2012: Rozpoznanie mikroskopowe: dwa fragmenty mięśnia sercowego oraz drobny fragment włókniejącej tkanki (wsierdzie pogrubiałe, blizna mięsnia sercowego).</text:p>
            <text:p>Podścielisko wycinka bez cech obrzęku z nielicznymi komórkami identyfikowanymi IHC jako pojedyncze limfocyty (&lt;10 w prep.) oraz dość liczne makrofagi (&gt; 10 w prep.), pojedyncze granulocyty obojetnokwasochłonne. Obecne zraziki tkanki tłuszczowej w podścielisku. Zwracają uwagę naczynia średniego i drobnego kalibru o bardzo wąskim świetle (obrzmiałe śródbłonki, drobne skrzepliny). Kardiomiocyty z cechami myocytolizy, rozgałęzianie się. Wykonane reakcje immunohistochemiczne wykazały: <text:s text:c="5"/>wzmożona ekspresję antygenów zgodności tkankowej Ikl. ABC i <text:s/>II kl. HLA DP DQ DR na śródbłonkach naczyń, pobudzenie śródbłonków naczyń (CD34) obecnośćcząstek adhezyjnych VCAM (+), ICAMC (-).</text:p>
            <text:p>Wniosek: Badanie histopatologiczne oraz wykonane reakcje IHC sugerują rozpoznanie przebytego procesu zapalnego mięśnia sercowego (brak nacieku limfocytarnego). Dalsze badanie w toku.</text:p>
            <text:p>Wykonano nastepujące barwienie i reakcje IHC HE, metoda Azan, barwienie Warthin-Starry, IHC: CD3, MAC387, CD34, antygeny zgodności tkankowej Ikl. ABC, II kl. HLA DP DQ DR, czaski adhezyjne VCAM, ICA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6/min. RBBB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54/min. z. rsr" w V1-V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pseudostymulacja VDD ( czas PR przekracza a-v delay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- rzm, zapis bez zm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9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poj SVEBs, niesp.zmiany ST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DD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3/min. Lewogram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ow 68/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4/min. Lewogram. Blok p-k Ist, PQ 220ms. Zapis podobny do poprzednieg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80/min poj ex-komorowa Q w III i aVFblizna po zawale ściany dolnej , ex- nadkomorowa bez cech niedokrwi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e stymulatora jednojamowego w trybie VVI 86/min,</text:p>
          </table:table-cell>
          <table:table-cell office:value-type="string" calcext:value-type="string">
            <text:p>Trudno oceni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 rytm zatokowy 58/min, normogram, liczna, pojedyncza, jednoośrodkowa ektopia komorowa, zapis stabilny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dykardia zatokowa zakłócona ex-komorowaą blizna po zawale ściany dolnej przedniej <text:s/>LBBB <text:s/>(basic rate stymulatora 40/mi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80/min oś pośrednia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120/min. RBBB + LAH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 ekg SVT 100/min, zmiany ST-T prawdopodobnie "postymulacyjne"- pamięć elektrycz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 ekg rz stymulacja DD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/min oś pośrednia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oś pośrednia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60/min.Normogram.PQ-178ms,QRS-94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5/min, siniostrogram,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 123/min, normogram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- rytm zatokowy miarowy 58/min.Normogram Niez. RBBB.PQ-146,QRS-100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7/min, LBBB i blok I st. p-k; zapis stabilny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gotanie przedsionków 118/min. R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6/min. Blok przedniej wiązki lewej odnogi pęczka Hisa. Załamek Q nad ścianą dolną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blizna po zawale ściany dolnej bez cech niedokrwine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7/min. Lewogram patologiczny. Cechy przebytego zawału przednio-przegrodoweg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7/min. Cechy przebytego zawału ściany dolne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Q w III oś pośrdnai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50/min blizna po zawale ściany dolnej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1/min. Niespecyficzne zmiany ST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/rytm ze stymulatora 69/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80/min.Blizna po zawale ściany dolnej. Mały R od V1-V3.PQ-289ms,QRS-130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oło 92/min. Niespecyficzne zmiany ST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0/MIN SINISTROGRAM, BEZ CECH NIEDOKRWIEN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71/min, normogram, zapis w/n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65/min, cechy przebytego zawalu ściany dolnej i przednio-boczne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6/min, normogram, P pulmonale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62/min, zapis w/n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Z 70/min sinistrogram graniczne kryteria przerostu lewej kom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miarowy 60/min, Q w I,aVL, V2-V5 <text:s/>z ujemnymi T w V2-V5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miarowy 63/min, sinistrogram, Q w I,II,aVL, aVF, V5,V6, QRS 150ms, PR 140ms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Z 74/min LB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69/min, normopgram, kariogram prawidłowy,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Z 80/min sinistrogram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1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7/min. Cechy przebytego zawału ściany przednio-przegrodowe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blizna po zawale ściany dolnej bez niedokrwienia r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KG rytm, zatokowy 61/min, LBBB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 rytm zatokowy 61/min, normogram, zapis w/n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71/min. Graniczny czas PQ 200ms. LBBB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70/min sinistrogram zaburzenia przewodnictwa śródkomorowego nizmiany ST nad sciana bocz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59/min, normogram, blizna p;o zawale ściany dolnej, płaskie ST-T V4 do V6 (zapis stabilny)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z 60/min os pośrednia blizna po zawale ściany przedn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66/min.Normogram.Blizna po zawale serca ściany dolnej.PQ-152ms, QRS-100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miarowy 70/min. Rytm komór wystymulowany w trybie DDD-BiV. Oś pośrednia. Stymulacja i sterowanie prawidłowe. QRs 160ms. PR 170ms. QTc 498ms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, miarowy o częstości 70/min. Brak progresji załamka R w odprowadzeniach V1-V6. Przetrwałe uniesienie odcinka ST w odprowadzeniach V1-V6.PQ- 164ms, QRS- 158ms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0/min sinistrogram QS w V1-V2 - zapis stabil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73/min, cechy przebytego zawału ściany dolnej, RBBB-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80/min. Cechy przerostu lewej komory. Blok p-k Istopnia z PQ 230ms. Zaburzenia przewodzenia śródkomoroweg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trzepotanie przedsionków z częstością zespołów komorowych 65/min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62/min. Lewogram patologiczn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3/min. Lewogram. Cechy przebytego zawału przednio-przegrodowego QS w V1 do V3). Zapis podobny do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6/min. Załamek Q w odprowadzeniu III. Płaski załamek T nad ścianą boczną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M 68/min,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9/min. Zapis prawidłow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1/min, normogram, sporadyczne pobudzenia dodatkowe nadkomorowe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dykardia zatokowa 53/min. Blok p-k I stopnia, PQ 230ms. R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56/mn os pośrednia ujemne załamki t nad ściana dolna poj ex- komorowa wtrącona niespecyficzne zmiany 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57/min. Poza tym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rytm zatokowy 65/min, sinistrogram, zapis w/n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chykardia zatokowa 100/min, blok a-v I stopnia ( PR218msek), RBBB ( w poprzednim zapisie z 2011r-bez bloku), w początkowym fragmencie zapisu widoczne iglice stymulatora z obrazem pobudze "pseudozsumowanych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52/min.PQ-164ms.QRS-86ms..Bez niedokrwieni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9/min. Blok p-k Istopnia, PQ 240ms. Blok prawej odnogi pęczka Hisa. Pojedyncze przedwczesne pobudzenie komorow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0/min stymulacja DD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0/min. Niespecyficzne zmiany STT, mniejsze niż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7/min. Zmiany STT nad ścianą przednio-boczną (ujemny załamek T) jak poprzednio. 1 Para pobudzeń nadkomorowyc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- rzm, zapis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ś serca pośrednia, rytm zatokowy 58/min,słaba progresja R w v1-3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8/min blizna po zawale ściany dolnej <text:s/>oś pośrednia wysokie ząłamki T w odprowadzeniach V1-V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80/min oś pośrednia zapis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/ 64/min, normogram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z 60/min oś pośrednia rozlane zmiany ST nad ścianą dol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8/min. L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<text:s/>61/min. <text:s/>Blizna po zawale ściany dolnej. PQ- 182ms. QRS- 108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miarowy ok. 56/min. Sinistrogram. Stan po zawale ściany przedniej, bez świeżych zmian niedokrwiennych. Bez zaburzeń rytmu i przewodzenia. PR 146ms. QRS 104ms. QTc 414ms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71/min, normogram, blizna po zawale ściany dolnej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76/min, normogram, zapis w/n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 100/min os pośrednia zespól rSR` w V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3.2012 - biopsja endomiokardialna serca przeszczepionego:</text:p>
            <text:p>Przebadano praktycznie jeden wycinek, pozostałe dwa stanowi tkanka tłuszczowa, ogniskowo objęta naciekiem z komórek limfoidalnych. Stwierdzono jedynie niewielkie ognisko typu efektu Quilty'ego. </text:p>
            <text:p>Bez cech odrzucania komórkowego i humoralnego. Zaplanowano wykonanie reakcji na C4d.</text:p>
            <text:p>Wg ISHLT 2004: GRADE 0 "R" Quilty effec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/stymulacja VVI, prawidłowe sterowanie, poj pobudzenia typu fusion beats, rozlane zmiany ST-T , prawdopodobnie "postymulacyjn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0/min oś pośrednia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w/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oś pośrednia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przedsionków i komór wystymulowany w trybie BiV-DDD z częstością 70/min. Prawidłowa stymulacja i sterowanie. QRS 160ms. PR 140ms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60/min oś nieokreślona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51/min. Lewogram patologiczn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3/min, P mitrale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62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5/min LAH niespecyficzne zmiany 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/stymulacja VVI 60/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90/min. Stymulacja komory. Pojedyncza ekstrasystolia komorowa (2pobudzenia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niemiarowy ok. 65/min, liczna EK i pojedyncze impulsy komorowe wystymulowane, bez zaburzeń sterowania urządzenia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ZM, LBBB ,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54/min. Blok p-k I stopnia, PQ 240ms. Poza tym w normi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DDD, poj VEB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z czynnoscią komór 70/min bez zaburzeń sterowa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7/min. Sinistrogram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ymaz z rany nogi: 21-03-2012</text:p>
            <text:p>Wynik próbki - ujemny. Bakterii tlenowych i beztlenowych nie wyhodowano.</text:p>
            <text:p/>
            <text:p>Wymaz z podudzia - owrzodzenie: 05-03-2012</text:p>
            <text:p>Wynik próbki - ujemny. Bakterii tlenowych i beztlenowych nie wyhodowano.</text:p>
            <text:p/>
            <text:p>Konsultacja dermatologiczna: 21.03.2012</text:p>
            <text:p>Zmiany chorobowe dotyczą podudzia lewego, trwające ponad rok. Skóra żywoczerwona, pokryta surowiczo-ropnymi łuskami.</text:p>
            <text:p>Na tułowiu w okolicy krzyżowej drobno grudkowa wysypka swędząca. Stan pozakrzepowy podudzia lewego po zabiegu chirurgicznym. Wysypka na tułowiu o podłożu alergicznym.</text:p>
            <text:p>Leczenie: proponuję krem 1. Bediecort G. na podudzie po oczyszczeniu skóry z łusek + opatrunek.</text:p>
            <text:p>2. Antybiotyk przez 10 dni.</text:p>
            <text:p>3. Zyrtec 1 x dz..</text:p>
            <text:p>4. Novate na plecy.</text:p>
            <text:p>Zdolny do zabiegu po usunięciu stanu zapalnego w obrębie podudzia. Aktualnie nie powinien być operowany. </text:p>
            <text:p/>
            <text:p>Konsultacja endokrynologiczna: 27.03.2012</text:p>
            <text:p>U chorego od marca 2012, po 2 miesiącach leczenia amiodaronem stwierdzono nadczynność tarczycy. Wcześniej nie chorował. Fizykalnie tarczyca niezbyt wielka, ruchoma prawidłowo, niebolesna, o konsystencji prawidłowej. Wytrzeszczu nie stwierdza się. Bez większych objawów nadczynności obwodowej. Przyczyna nadczynności niejasna - w usg brak guzków, brak cech zapalenia. Z uwagi na narastające FT4 mimo leczenia tiamazolem skłaniałbym się do przyjęcia za przyczynę zapalenia tarczycy. Proponuję ew. potwierdzenie oznaczając ATPO, ATG i TRAB. Niezależnie od wyniku konieczna kontrola FT3 i wdrożenie leczenia glikokortysteroidami, jeżeli nie będzie przeciwwskazań. jeżeli chory ma aktywne krwawienia z PP, proponuję mając na uwadze skąpoobjawowość choroby, wstrzymać się do potwierdzenia tła autoimmunologicznego-zapalnego, a następnie jeżeli zostanie potwierdzona, kierować się obrazem klinicznym nadczynności i stanem PP.</text:p>
            <text:p>P.S.</text:p>
            <text:p>Proszę o ew. kontakt z doc. Kamińskim na Szaserów - celowe byłoby przeniesienie chorego do tamtejszego szpitala celem podania 131J i ablacji tarczycy. Może to być jednak ryzykowne z uwagi na uwolnienie hormonów tarczycy przy ablacji. </text:p>
            <text:p/>
            <text:p/>
            <text:p>21.03.2012: PSA całkowity - 1,480 ng/ml</text:p>
            <text:p>22.03.2012: TIBC - 291,35 ug/dl; Żelazo - 31,8 ug/dl</text:p>
            <text:p>28.03.2012: anty-TPO - 8,46 IU/ml; anty-TG- 158,80 IU/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0/min oś pośrednia zapis w norm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niemiarowość oddechowa sinistrogram wysokie załmki T w odpr V2-V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4. Utrwalone FA z szybką czynnością serca. LBBB. Pojedyncza Ex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migotanie przedsionków z czynnością komór ok. 77/min.,mały R od V1- V3.</text:p>
            <text:p>QRS-90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stymulatora przedsionkowego 60/mi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8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- rzm, Załamki Q nad ścina boczną. Zapis bez cech niedokrwieni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82/min. Stymulacja przedsionk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miarowy 76/min.PQ=0,14", QT= 0,32", Normogram. P-mitrale.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oło 98/min. Załamek Q w III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2/min. Blok przedniej wiązki lewej odnogi pęczka Hisa. Brak progresji załamka r od V1 do V4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sinistrogram załamki Q w V1-V3 sinistroyria zaburzenia przewodnictwa śródkomorowego - QRS 118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5/min. LBBB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66/min. Niepełny RBBB. Niespecyficzne zmiany ST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miarowy 61/min, sinistrogram patologiczny. QS i ujemne T <text:s/>w V!-V4. PR 160ms. QRS 106ms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, blizna po zawale ściany dolnej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A. z cz serca ok. 59/min. QT=0,42". RBBB. Bdanie j ak poprredni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RBBB- zapis stabil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sinistrogram niespecyficzne zmiany 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70/min, zaburzenia przewodzenia środkomorowego, słaba progresja R w 1v-3, zapis stabilny w porównaniu do 2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.A. z cz. komór ok.85/min. QT=0,34"Normogram. Badanien jak poprzedni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67/min.Levogram.Mały R od V1-V4.PQ-166ms,QRS-92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59/min. Blizna po zawale ściany dolnej i przedniej. PQ-192ms,QRS- 102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60/min.Mała progresja R od V1-V5,poj.V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z cz. komór ok. 89/min. Normogram. QT=0,36". Niespecyficzne zmiany ST-T. Bad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49/min, sinistrogram, zapis stabilny.</text:p>
          </table:table-cell>
          <table:table-cell office:value-type="string" calcext:value-type="string">
            <text:p>Trudno oceni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- rytm zatokowy miarowy 55/min.levogram Blok A-V <text:s/>I st. (PQ-250ms),Wysokie zał. T odprowadzeń przedsercowyc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9/min, normogram, zapis prawidłowy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81/min. Załamek Q w odprowadzeniu III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miarowy 84/min, prawogram. Q w II,III,aVF, obniżenie ST w V4-V6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8/min. Cechy przebytego zawału ściany dolnej. Powolna progresja załamka r od V1 do V3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88/min,zmiany ST-T typowe dla naparstnicowa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0/min. Stymulacja przedsionka sterująca własnym rytmem komó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9/min,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1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77/min. PQ=0,18", QT=0,34". Normogram Q w3v I, aVL i V6. Bad.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5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w trybie AAI, 75/min., normogram, zapis w normie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- rytm zatokowy miarowy. LBBB. QRS-176ms, PQ-190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LHA - blizna po zawale ściany dolnej?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4/min, zaburzenia przewodzenia śródkomorowego, nie spełniające kryterium RBBB.</text:p>
          </table:table-cell>
          <table:table-cell office:value-type="string" calcext:value-type="string">
            <text:p>Trudno oceni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, morfologia zespołów jak poprzednio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z 60/min oś pośrednia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miarowy 65/min. PQ=0,14", QT=0,38". Normogram. Elektrokardiogram prawidłowy. Bad. - jak -poprzedni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T3 (pg/ml) - 3,12; FT4 (ng/dl) - 1,24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9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 74/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prawidl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6/min, normogram, zapis w/n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5.2012 - biopsja serca:</text:p>
            <text:p>Fragmenty mięśnia sercowego z włókniejącym wsierdziem i strefą podwsierdziową bez wykładników odrzucania komórkowego i bez cech sugerujących odrzucanie humoralne.</text:p>
            <text:p>Wg ISHLT 2004: GRADE 0 "R".</text:p>
            <text:p>Reakcja z C4d wypadła ujemnie AMR 0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5/min. Lewogram . Niespecyficzne zmiany ST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58/min.PQ@=0,18", QT=0,40". Normogram. <text:s/>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55/min blizna po zawale ściany dolnej oś pośrednia niespecyficzne zmiany 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M 70/min,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migotanie przedsionków ..śr.. ok. 85/min. Normogram.QRS-84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graniczny czas PQ, , zapis jak poprzednio ( 201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6/min, normogram, blizna po zawale ściany bocznej i przedniej; zapis stabilny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- rytm zatokowy 44/min,poj SVE,PQ-156ms,QRS-98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57/min.Levogram. PQ-206ms, QRS-106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53/min. PQ=0,20", QT=0,38". Sini9strogram patologiczny, dekstrogyria - blok g. wiązki l. <text:s/>odnogi p. Hisa, Graniczne cechy przerostu l.komory ze zmianami ST-t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/min os pośrednia blizna po zawale ściany przednioboczn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5/min. Poza tym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64/min, zapis prawidł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oś pośrednia wysokie R w V1-V3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2/min, LAH+ RBBB; zapis stabilny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A. z cz. komór ok. 72/min. QT=0,38". Normogram. <text:s/>Mała progresja R w V1-V3. Niespecyficzne zmiany ST-T. Ujemnyb zał. T w III ( na wdechu +/_. <text:s/>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56/min. Dextrogram. PQ-184ms,QRS- 82 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jednojamowa w trybie VVI, pojedyncze ewolucja własne z szerokimi zespołami QRS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z 66/min oś pośrednia Q nad śc dolna blizna po zawale śc przedn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LBBB, rzm, pojedyncza exS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zepotanie przedsionkow z częstością QRS ok.75/min, RBBB, poj pobudzenie wystymulowane, prawidlowe sterowani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FG F.A. / rytm ze stymulatora VVIR 60/min. <text:s/>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8/min. Blok prawej odnogi pęczka Hisa. Cechy przebytego zawału ściany dolnej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prawidł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5.2012 - biopsja serca przeszczepionego:</text:p>
            <text:p>Przebadano trzy wycinki. Mikroskopowo stwierdzono obecność jednego skupienia w większości zgniecionych komórek limfoidalnych, być może zniszczeniem pojedynczych kardiomiocytów.</text:p>
            <text:p>Wg ISHLT 2004: GRADE 1 "R".</text:p>
            <text:p>Reakcja z C4d wypadła ujemnie (AMR 0).</text:p>
            <text:p/>
            <text:p>21.05.2012 - wykrywanie DNA wirusa cytomegalii metodą real-time PCR wynik ujemny, w materiale badanym nie wykryto DNA CMV.</text:p>
            <text:p/>
            <text:p>23.05.2012 </text:p>
            <text:p>- oznaczenie antygenu Aspergillus spp. we krwi metodą Elisa-Platella - wynik (-) ujemny.</text:p>
            <text:p>- oznaczenie antygenu Candida spp. we krwi metodą Elisa-Platella - wynik (-) ujemny 0,1pg/ml.</text:p>
            <text:p>-oznaczenie Aspergillus IgG w surowicy metodą Elisa - wynik (+) dodatni 140,4 U/ml.</text:p>
            <text:p>-oznaczenie Aspergillus IgM w surowicy metodą Elisa - wynik (+/-) wątpliwy 9,9 U/ml.</text:p>
            <text:p>-oznaczenie Candida IgG w surowicy metodą Elisa - wynik (+) dodatni 62,5 U/ml.</text:p>
            <text:p>-oznaczenie Candida IgM w surowicy metodą Elisa - wynik (+/-) wątpliwy 11,6 U/m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84/min Blok p-k Istopnia, PQ 260ms. Lewogram. Niespecyficzne zmiany ST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e stymulatora DDDR 82/min. QT=0,40". Bad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stymulacja VVI pobudznei a własne sinistrogr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6/min. Blok p-k I stopnia PQ 210ms. Zaburzenia przewodzenia śródkomorowego. Zmiany STT nad ścianą przednio-boczną (ujemny załamek T). Pojedyncza ekstrasystolia komorowa (1pobudzenie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70/min. PQ=0,18", QT=0,38".Sinistrogram patologiczny, dekstrogyria - blok g. wiązki l. odnogi p. Hisa. <text:s/>Cechy przerostu l. komory ze zmianami ST-T. <text:s/>Bad - jak poprz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8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80/min sinistrogram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3/min, sinistrogram, blizna po zawale ściany przednio-przegrodowo-bocznej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z 70/min oś pośrednia blok AV I st - PR 210 <text:s text:c="2"/>mała progresja R w V1-V2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Migotanie przedsionków ok.88/min,poj.pobudzenia stymulatora. R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stymulacja VV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0/min. Stymulacja komory. Jedno pobudzenie przedwczesne nadkomorow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5.2012 - Biopsja serca:</text:p>
            <text:p>Fragmenty mięśnia sercowego bez cech odrzucania komórkowego i bez zmian budzących podejrzenie odrzucania naczyniowego.</text:p>
            <text:p>Według ISHLT 2004: GRADE 0 "R".</text:p>
            <text:p>Reakcja z C4d wypadłą ujemnie AMR 0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9/min. L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n miarowy 65/min. PQ=0,16", QT=0,38". Sinistrogram <text:s/>patologiczny . Cechy przebytego zawału ściany bocznej,Możliwość przebytego zawa lu ściany oprzegrodowej. Cechy przerostu lewej komory ze zmianami ST-T. Bad. - jak poprz. <text:s text:c="10"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/min sinistrogram,sinistrogyria wysokie R w V1-V3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71/min. PQ=0,14", QT=0,38". Sinistrogram. P-pulmonale. Niespecyficzne zmiany ST-T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5/min. Lewogram. Cechy przebytego zawału ściany przednio-przegrodowej. Ujemne załamki T w V4 do V6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niespecyficzne zmiany ST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4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migotanie przedsionków z czynnością komór ok. 70-80/min.Levogram.QRS-106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0/min sinistrogramn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sterujący rytmem komory ( stymulacja VVI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jednojamowa w trybie VVI, 75/min</text:p>
          </table:table-cell>
          <table:table-cell office:value-type="string" calcext:value-type="string">
            <text:p>Trudno oceni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65/min. Jedno pobudzenie dodatkowe nadkomorowe. Poza tym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2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przedsionka sterująca rytmem komór, zmiany ST-T w v2-6 pod postacią ujemnych zał T - obraz podobny jak w 2011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sinistrogram Q w III i aVF niespecyficzne zmiany 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6.2012 - biopsja serca:</text:p>
            <text:p>Dwa fragmenty mięśnia sercowego z pogrubiałym i zwłókniałym wsierdziem bez cech odrzucania komórkowego i bez zmian przemawiających za rozpoznaniem odrzucania humoralnego.</text:p>
            <text:p>Wg. ISHLT 2004: GRADE 0 "R".</text:p>
            <text:p>Reakcja z C4d wypadła ujemnie AMR 0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70/min, widoczne też pojedyncze pobudzenia wystymulow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jednojamowa w trybie VVI, 60/min/ FA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68/min, zapis w/n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 70/min oś pośrednai QS w V1-V2 poj skurcze komorow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<text:s/>zatokowy 59/min. Cechy wczesnej repolaryzacji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RBBB, cechy przebytego zawalu ściany przedni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5/min, możliwość blizny pozawałowej ściany dolnej.</text:p>
          </table:table-cell>
          <table:table-cell office:value-type="string" calcext:value-type="string">
            <text:p>Trudno oceni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gotanie przedsionków 66/min. Cechy przebytego zawału ściany przednio-bocznej. Pojedyncze pobudzenia wystymulowane. Jedno przedwczesne pobudzenie komorow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6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 70/min oś oś prednia zaburzenia przewodnictwa śródkomorowego</text:p>
            <text:p>cechy niedokrwienia ść dolnej blizna po zawale ść doln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6/min, zapis w/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RBBB, zapis jak w 2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2/min, normogram, sporadyczna ektopia nadkomorowa, blok I st. p-k (PQ= 0,22"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1/min, blizna p-b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- rytm zatokowy miarowy <text:s/>63/min. PQ- <text:s/>178ms. QRS- 104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6/min oś pośrednia małą progresja R w V 1-V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6/min, normogram, zapis prawidłowy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, cechy przebytego zawalu ściany dolnej, płasko-ujemne zał T w v1-3- obraz jak w zapisach poprzedni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72/min. Normogram.PQ-178ms. QRS- 106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- rzm, pojedyncza ExSve. LB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49/min, blizna po zawale ściany dolnej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: Rytm zatokowy miarowy 56/min. PQ=0,18", QT=0,40". Normogram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7/min, sinistrogram, zapis stabilny,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ś serca pośrednia, rytm zatokowy, zapis w/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57/min. Oś pośrednia. Cechy martwicy ściany dolne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LPH, obniżenie ST-T w v4-6 o ok. 0.5-1mm- obraz podobny jak w 2011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3/min. Lewogram patologiczny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5/min, zapis prawidłowy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 pobudzenie własne i wystymulow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56/min. Powolna progresja załamka r od V1 do V3.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jednojamowa w trybie VVI 73/min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57/min, zapis w/n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59/min. LBBB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ś serca pośrednia, rytm zatokowy, zapis prawidł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wogram, trzepotanie przedsionków z częstością 300/min i stosunkiem przewodzenia a-v 3:1, RBBB-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55/min sisnistrogram mała progresja R w V1-V3 niepsecyfuiczne zaburzenia przewodnict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1/min. Stymulacja przedsionka i komor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54/min,Normogram.Blok A-V I st. (PQ-214ms, QRS-102ms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zepotanie przedsionków 65/min. Zaburzenia przewodzenia śródkomorowego (LBBB). Cechy przebytego zawału ściany dolne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0/min oś pośrednia Q nad ścianą dolną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1/min. Poza tym zapis w normi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7/min. R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<text:s/>z częstością ok 60/min, piki słabo widoczne, stąd trudna ocena pod kątem trybu stymulacji, jednakże morfologia QRS odmienna niż w zapisach sprzed wszczepienia stymulatora i węższe zespoły komorowe wskazują na stytmulację resynchronizacyjn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8/min. Blok p-k Istopnia, PQ 280ms. RBBB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4/min, zapis w/n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/stymulacja jednojamowa w trybie VVI, łącznie 94/min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58/min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oło 92/min. Cechy przebytego zawału ściany. Cechy przerostu lewej komory. Zmiany STT nad ścianą boczn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sinistrogram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92/min. RBBB+LA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DDD 85/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6/min. Lewogram. R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8/min. Blok p-k Ist, PQ 220ms. Okresy rytmu ze stymulatora (stymulacja komory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wogram, bradykardia zatokowa 47/min,LAH, obecny zał Q w v1-3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5/min. Powolna progresja załamka r od V1 do V4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8/min, zapis prawidłowy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76/min, liczna, pojedyncza, jednoośrodkowa ektopia komorowa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gotanie przedsionków ok.70/min, LBBB- obraz stabilny w porównaniu z badaniem poprzednim z 2011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ś serca pośrednia, rytm zatokowy, zapis prawidł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M,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ś serca pośrednia, rytm zatokowy, niespecyficzne zmiany ST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/stymulacja komory 76/min. Niespecyficzne zmiany ST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1/min. Sinistrogram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8/min. RBBB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0/min sinistrogram QS w III i aVF blok AV I 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dykardia zatokowa 53/min. Niski woltaż QRS w odprowadzeniach kończynowyc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, poj SVEB, zapis prawidl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, stymulacja VVI 70/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80/min, zaburzenia przewodzenia śródkomorowego ( QRS 118ms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7/min oś pośrednia zespól rSR` w V1-V2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ow,80/min, RB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48/min sinistrogram blizn po zawale ść dolnej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7/min. Lewogram. Cechy przerostu lewej komory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7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5/min. PQ 210ms. Niespecyficzne zmiany STT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AAI, zaburzenia przewodzenia śródkomorowego ( QRS 134ms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- rytm zatokowy miarowy, sinistrogram, zapis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5/mn oś pośrednia zapis w norm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0/min sinistrogram cechy przeciązenia niedokriwenia lewej kom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08.2012 - posiew - mocz - dodatni.</text:p>
            <text:p>Escherichia coli - 10/6 kom/ml.</text:p>
            <text:p>Antybiogram: </text:p>
            <text:p>Amoxicillin/clavulanic acid, Cefuroxime, Ciprofloxacin, Norfloxacin, Nitrofurantoin - wrażliwy.</text:p>
            <text:p>27.08.2012 - posiew - mocz - ujemny.</text:p>
            <text:p>16.08.2012 - krew - 4 x ujemny.</text:p>
            <text:p>uwagi: Bakterii tlenowych, beztlenowych oraz grzybów nie wyhodowan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; Rytm zatokowy miarowy 66/min. PQ=0,22", QT=0,42".Sinistrogram patologiczny. Cechy przebytego zawału śc. przednio-przegrodowej z niewielkim przetrwałym uniesieniem ST-T w V1-V3. Niewielkie cec hy niedokrwienia ściany bocznej.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53/min. Normogram. PQ- 176ms, QRS <text:s/>82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8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2/min, poj. Ex SV. Możliwość blizny po zawale ściany przedniej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gotanie przedsionków/stymulacja komory (VVI), zaburzenia przewodzenia śródkomorowego ( QRS 114ms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komory ( VVI) 75/min, szer. QRS 182mse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80/min blizna po zawale ść dolej przedniej <text:s/>ex-komoro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sinistrogram Q w III i avF <text:s/>blizna po zawale ść przednioboczn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3/min. Niespecyficzne zmiany STT nad ścianą boczną (spłaszczony załamek T). Pojedyncze przedwczesne pobudzenia komorowe (8 przy długim zapisie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0/min. Stymulacja przedsionka. Zespół QRS bez zmia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oś pośrednia mała progresja R V1-V2 niepełny LB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ś serca pośrenia, rytm zatokowy 67/min, ujemne zał T w v1-v4- obraz stabilny w porównaniu do zapisów poprzedni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0/min. Stymulacja przedsionka sterująca własnym rytmem komór. Pojedyncze pobudzenie własne. Bez zmian ST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6/min os pośrednia blizna po zawale ść dolnej RBBB rozlane zmiany ST V3-V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2/min, zapis w/n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gotanie przedsionków/stymulacja komory 75/mi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7/min. 1 ExVe. PQ=0,16", QT=0,38". Sinistrogram patologiczny.Bad. - jak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prawidł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5/min. Poza tym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3/min. Lewogram. Cechy przerostu lewej komory. Niespecyficzne zmiany STT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oło 59/min. Bez zmian ST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/min <text:s/>oś pośrednia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ś serca pośrenia, rytm zatokowy, zapis prawidlow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prawidł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miarowy 67/min. PQ=0,18", QT=0,36". N ormogram P-mitrale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65/min. Z. rSr" w V1-V3.Zmiany ST-T w V5-V6.</text:p>
            <text:p>PR-156ms, QRS-108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9/min. Możliwość blizny pozawałowej ściany dolnej.</text:p>
          </table:table-cell>
          <table:table-cell office:value-type="string" calcext:value-type="string">
            <text:p>Trudno oceni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: Rytm ze stymulatora DDD 60/min. QT=0,38". Sinistrogram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z bradyarytmi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7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5.09.2012 - biopsja endomiokardialna serca przeszczepionego:</text:p>
            <text:p>Nie stwierdzono cech odrzucania komórkowego ani zmian budzących podejrzenie odrzucania humoralnego.</text:p>
            <text:p>Wg. ISHLT 2004: GRADE 0 "R".</text:p>
            <text:p>Reakcja z C4d wypadła ujemnie AMR 0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, R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 częst. 65/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65/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7/min, zapis jak poprzednio.</text:p>
          </table:table-cell>
          <table:table-cell office:value-type="string" calcext:value-type="string">
            <text:p>Trudno oceni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dykardia zatokowa 48, cechy przebytego zawału ściany doln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56/min. PQ=0,18", QT=0,40". Sinistrogram. Niepełny RBBB. Cechy przerostu l. komory ze zmianami ST-T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63/min. <text:s/>Normogram. Poj ExSVe, poj. dość liczne ExVe - okresowo - bigeminia. z 2-ch ośrodków. PQ=0,18", QT=0,42". Zmiany ST-T o cechach przeciążenia l. komory. nieco większe niż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miarowy 73/min. Normogram.Pq-178ms, QRS-88/min. bez zaburzeń rytm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59/min. PQ=0,14", QT=0,38". <text:s/>Normogram. Ustąpienie fali delta .Poza tym bada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0/min oś pośrednia blizna po zawale ść przednioboczn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49/min. Poza tym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66/min oś pośrednia poj ex- komorowa bez niedokriw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59/min.PQ-154ms, QRS- 122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migotanie przedsionków ok. 80/min.Normogra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RBBB, zapis jak w 2011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49/min. Sinistrogram patologiczny. LVH. LAH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0/min. Pojedyncze pobudzenia wystymulowane (stymulacja przedsionka). Lewogra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2/min. Pojedyncza ekstrasystolia komorowa (4pobudzenia), poza tym bez zmia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słaba progresja R w v1-3, zapis stabilny w porównaniu do 2011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LBBB (QRS 120msek),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F.A./rytm ze stymulatora VVI 60/min. Qt=0,48". <text:s/>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2/min. Sinistrogram patologiczny. Zaburzenia przewodzenia śródkomorowego. Powolna progresja załamka r od V1 do V3. Niewielkie zmiany STT nad ścianą boczną. Zapis podobny do poprzednieg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5/min. Stymulacja przedsionka i komor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<text:s/>61/min. PQ=0,18", QT=0,38".Normogram. <text:s/>Niewielkie zaburzenia przewodzenia w obrębie ściany dolnej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9/min. Lewogram patologiczny. Cechy przebytego zawału przednio-przegrodoweg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rytm zatokowy miarowy <text:s/>67/min. PQ-170ms, QRS- 92ms,bez niedokrwieni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miarowy 82/min. PQ=0,16", QT=0,36". Sinistrogram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AAI, plasko ujemne zał T w v4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56/min. PQ-0,16", QT=0,40". <text:s/>Si9nistrogram. Cechy przebytego zawału śc. dolnej serca. Cechy niedokrwienia ściany bocznej. Dekstrogyria. Bad. -m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8/min sinistrogram ujemne T <text:s/>I i aVL <text:s/>(+/-) T w V4-V6 <text:s/>skrócone PR 112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, niespecyficzne zmiany ST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/min oś oś pośrednia bez niedokrwienia PR 100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F.A 86 - 108/min. / Rytm ze stymulatora DDDR <text:s/>60/min. Poza <text:s/>zmianą rytmu <text:s/>-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wolny 57/min, PQ=0,16", QT=0,36". Sinistrogram. Sinistrogyri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wolny 53/min. PQ=0,18", Qt=0,38". <text:s/>Normogram. <text:s/>Cechy przebytego zawału śc. przednio- przegrod. <text:s/>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9/min. Niespecyficzne zmiany STT. Pojedyncze pobudzenie przedwczesne nadkomorowe i komorow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M 85 /min,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/min oś pośrednia mała progresja R w V1-V3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49/min.Zał. q w III,AVF, zmiany ST-T w V4-V6.PQ-130ms, QRS- 98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 /stymulacja VVI 70/min , poj pobudzenia wystymulowane, prawidlowe sterowa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58/min, normogram, zaburzenia repolaryzacji w V 2 di V 4; zapis stabilny.</text:p>
          </table:table-cell>
          <table:table-cell office:value-type="string" calcext:value-type="string">
            <text:p>Trudno oceni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-bradykardia ok 48/mi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. Rytm ze stymulatora 70/mi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80/min LAH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F.A. z cz. komór ok. 72/min. QT=0,38". Sinistrogram. <text:s/>Niespecyficzne zmiany ST-T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53/min. LBBB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4/min blizna po zawale ść dolnej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74.min. PQ- 198ms, QRS-84ms. Bez niedokrwieni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9.2012 - biopsja endomiokardialna serca przeszczepionego:</text:p>
            <text:p>Przebadano dwa wycinki. Nie stwierdzono cech odrzucania komórkowego, ani zmian budzących podejrzenie odrzucania humoralnego. Widoczne jest drobne ognisko o cechach efektu Quilty'ego. </text:p>
            <text:p>Wg ISHLT 2004: GRADE 0 "R". Quilty effect.</text:p>
            <text:p>Reakcja C4d wypadła ujemnie AMR 0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67/min.Cechy przebytgo zawału ściany dolnej. Wys. T w V2-V3. PQ-178ms, QRS- 106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<text:s/>zatokowy miarowy <text:s text:c="2"/>76/min.Blizna po zawale ściany dolnej. <text:s text:c="17"/>PQ- 166ms. QRS- 100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/stymulacja VVI, prawidłowe sterowanie i stymulacja, rozlane zmiany ST-T, prawdopodobnie"postymulacyjn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54/min. LBBB. PQ-134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54/min. Poza tym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/stym VVI, prawidłowe sterowa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F.A. <text:s/>/ <text:s/>rytm ze stymulatora VVI 74/min. QT=0,40". <text:s/>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80/min sinistrogram patologiczny LAH Q wI aVL zespól rSR` w V1-V2 bez cech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ytm zatokowy 64/min, blizna po zawale ściany dolnej, PQ=0,20"; zapis stabilny.t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86/min, sinistrogram, zapis stabilny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, RBBB, blizna po zawale ściany dolnej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, cechy przebytego zawału ściany dolnej, niespecyficzne zmiany ST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stymulacja DD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prawidłowy w zakresie odpr. przedsercowych, odpr.kończynowe zle technicznie, nie nadające się do interpretacji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VVI 88/min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67/min, zapis prawidłowy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85/min, normogram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z 80/min blizna po zawale ść dolnej RB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2/min. Blok p-k Ist, PQ 210ms. L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migotanie przedsionków ok. 60/min. QRS- 124 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4/min. Niespecyficzne zmiany ST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niespecyficzne zmiany ST-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0/min. Lewogram patologiczny. LAH. RBBB. W stosunku do zapisu poprzedniego pojawił się blok prawej odnogi pęczka His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ś serca pośrednia, rytm zatokowy,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/min sinistrogram dodatnio ujemne T w V1-V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55/min. PQ-136ms, QRS- 86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9/min, LAH</text:p>
          </table:table-cell>
          <table:table-cell office:value-type="string" calcext:value-type="string">
            <text:p>Trudno oceni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: Rytm zatokowy miarowy 63/min. PQ=0,19", QT=0,40".Sinistrogram patologiczny. <text:s text:c="2"/>Dekstrogyria. - blok g. wiązki l. odnogi p. Hisa. <text:s/>Niepełny RBBB. Zmiany ST-T <text:s/>- cechy przeciążenia prawej komory. P-mitrale.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5/ min, normogram, zapis prawidłowy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ś serca pośrednia, rytm zatokowy, zapis prawidl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100/min. Cechy przebytego zawału ściany dolnej. Zmiany STT nad ścianą boczną, większe niż w marcu 2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6/min. Niespecyficzne zmiany STT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80/min, normogram, zapis jak poprzednio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dykardia zatokowa 57/min. Powolna progresja załamka r od V1 do V3.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m zatokowy miarowy 62/min. Poj. dość liczne ExVe z 1 ośrodka. PQ=0,18", QT=0,40". Normogram. Powolna progresja R w V1-V4. Zmiany ST-T - cechy przeciążenial. komory. Poza tym -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e stymulatora DDDR 60/min. QT=0,40". Poza tym - zespoły QRST - jak p[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65 /min. Levogram. <text:s/>Mały R od V 1-V3, <text:s text:c="3"/>PQ- 174ms, QRS- 90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6/min, LAH, cechy przerostu lk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10.2012 - skrócony profil cukru:</text:p>
            <text:p>godz.7 - 99mg%, godz. 11 - 113mg%, godz. 16 - 135mg%, godz.20 - 95mg%.</text:p>
            <text:p>10.10.2012 - biopsja serca:</text:p>
            <text:p>Pojedynczy fragment mięśnia sercowego bez cech odrzucania komórkowego i bez zmian budzących podejrzenie odrzucania humoralnego.</text:p>
            <text:p>Wg ISHLT 2004: GRADE 0 "R".</text:p>
            <text:p>Reakcja C4d ujemn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F.A. z cz. komór ok. 64/min. QT=0,36". Normogram. Niespecyficzne zmiany ST-T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59/min, PQ=0,14", QT=0,38". Normogram. Sinistrogyria. <text:s/>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80/min, normogram, płaskie ST-T we wszystkich odprowadzeniach.</text:p>
          </table:table-cell>
          <table:table-cell office:value-type="string" calcext:value-type="string">
            <text:p>Trudno oceni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: Rytm zatokowy miarowy 66/min. PQ=0,16", QT=0,36". Normogram. <text:s/>Elektrokardiogram prawidłowy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1/min. PQ 210ms. Niespecyficzne zmian ST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90 oś pośrednia PR 130ms zespół rSR ` w V1-V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w/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3/min, normogram. Zaburzenia przewodzenia śródkomorowego, cechy przerostu lk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, normogram, brak progresji załamka r od V1 do V3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66/min. Sinistrogram patologiczny. LAH. Blok p-k Istopnia z PQ 250ms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0/min sinistyrogram patologiczny LAH blizna po zawale ść przednioboczn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PR 204msek, QTc 416msek,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10.2012 - biopsja serca:</text:p>
            <text:p>Fragmenty mięśnia sercowego bez cech odrzucania komórkowego i bez zmian sugerujących odrzucanie humoralne.</text:p>
            <text:p>Wg ISHLT 2004: GRADE 0 "R".</text:p>
            <text:p>Reakcja z C4d wypadła ujemnie AMR 0.</text:p>
            <text:p/>
            <text:p>16.10.2012 - konsultacja neurologiczna:</text:p>
            <text:p>Uczucie drżenia prawych kończyn przy zmianie pozycji ciała, szybkim ruchu, ustępuje samoistnie.</text:p>
            <text:p>Kontakt słowny dobry, logiczny, mowa bez zaburzeń.</text:p>
            <text:p>Nerwy czaszkowe b. odchyleń.</text:p>
            <text:p>KKG i KKD - napięcie fizjologiczne, siła mięśniowa prawidłowe. Odruchy wygórowane P większe lub równe L, bez objawów patologicznych.</text:p>
            <text:p>Czucie powierzchowne i głębokie - bez zaburzeń.</text:p>
            <text:p>Chód prawidłowy, na palcach i piętach chodzi Romberg (-).</text:p>
            <text:p>Proponuję EEG.</text:p>
            <text:p>19.10.2012 - wywiad jak poprzednio, stan neurologiczny - jak w badaniu z dn. 16.10.2012 (odruchy P&gt;L) bez patologicznych objawów.</text:p>
            <text:p>EEG - obustronnie zmiany w ok. skroniowych P&gt;L.</text:p>
            <text:p>Proponuję: leczenie jak dotychczas, kontrolne badanie TK głowy i EEG w czasie kolejnej hospitalizacji.</text:p>
            <text:p/>
            <text:p>19.10.2012 - EEG</text:p>
            <text:p>Opis badania: </text:p>
            <text:p>Czynność podstawowa o właściwej organizacji przestrzennej. W odprowadzeniach ciemieniowo-potylicznych składa się z regularnego rytmu alfa 10-11Hz o amplitudzie 30-50uV oraz czynności beta.</text:p>
            <text:p>W okolicach przednich mózgu widoczna jest czynność szybka.</text:p>
            <text:p>W ok. skroniowych z przewagą strony prawej rejestruje się, pojedyncze, nieliczne fale ostre o amplitudzie do 110uV, sporadyczne fale theta 4-6Hz, 3xzmiany te uogólniły się.</text:p>
            <text:p>Hw i Fs nie aktywują krzywej.</text:p>
            <text:p>Orzeczenie: zapis z niewielkimi zmianami w ok. skroniowych z przewagą po prawej, o charakterze podrażnieniowym, z tendencją do uogólniania się. Bez wyraźnych zmian napadowych.</text:p>
            <text:p>EKG bez zaburzeń rytmu serc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nRytm zatokowy miarowy 72/min. PQ=0,16", QT=0,34". Normogram. rsr, w V1. P-mitrale. <text:s/>Graniczne cechy przerostu l. komory Bad,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60/min. Pq=0,14", QT=0,40". Sinistrogram. <text:s/>Cechy przebytego zawału sciany dolnej. Cechy <text:s/>przerostu l.komory. ze zmianami ST - T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56/min. PQ=0,12", QT=0,40". <text:s/>Normogram. <text:s/>P- mitrale. <text:s/>Cechy przerostu l. komory ze zmianami ST-T. Bad- jak z dnia 26 III12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80/min oś pośrednia RB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/min oś nieokreślona mała progresja R w V1-V3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0/min. Stymulacja przedsionka sterująca własnym rytmem komó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70/min os pośrednia <text:s/>zepół rSR` w V1-V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8/min, zapis w normi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8/min, blizna po zawale ściany dolnej, zapis stabilny od 2010r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- rytm stymulatora dwujamowego <text:s/>75/mi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70/min. PQ=0,16", QT=0,32". <text:s/>Sinistrogram. <text:s/>Niespecyficzne zmiany ST-T. Bad.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1/min, blizna po zawale ściany dolnej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: F.A. z cz. komór ok. 69/min. QT=0,42". 1 pobudzenie <text:s/>zaberrowane, <text:s/>Sinistrogram. Niespecyficzne zmiany ST-T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prawidl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8/min. Zmiany STT nad ścianą przednio-boczną (ujemny załamek T I,aVL,V3-V6)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Rytm zatokowy miarowy 64/min, PQ=0,12", QT=0,36"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M 60/min, zapis bez cech swieżego niedokrwieni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obraz jak w 2011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 os pośrednia Blok AV I st PR 250 ms QS V1-V3 miseczkowate T w V5 -V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9/min. Lewogram. Cechy przerostu lewej komor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80/min oś pośrednia pojedyncza ex- komorowa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niespecyficzne zmiany ST-T,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 z blokiem, częstość QRS 75/,in, R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F. A. z cz. komór ok. 85/min. QT=0,34". Normogram. Sinistrogyria. Zmiany ST-T o cechach przeciążenia <text:s/>l. komory i naparstnicowania. nieco większe niż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5/min. Lewogram patologiczny. LAH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<text:s/>61/min. PQ=0,24" ( blok p-k I st. ). QT=0,40".Sinistrogram. Cechy niedokrwienia ściany bocznej (?), przeciążenia l. komory (?)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0/min os pośrednia Q w III i aVF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<text:s/>Rytm zatokowy miarowy 66/min. PQ=0,16", QT=0,46". Normogram <text:s/>Cechy przebytego zawału ściany dolnej serca. <text:s/>Niespecyficzny <text:s/>blok śródkomorowy. ( poszerzone zespoły QRS ). <text:s/>Niespecyficzne zmiany ST-T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/min rz blizna po zawale ść dolnej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oło 79/min, poza tym bez zmia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6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60/min. Levogram, PQ- 172ms, QRS- 102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3/min. Cechy przerostu lewej komory ze zmianami STT nad ścianą boczną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67/min. Normogram.PQ- 158ms, QRS- 192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57/min.Normogram .Mały R w V1-V3.PQ- 170ms,QRS-72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5/min. Okresowo dość liczna ekstrasystolia komorowa (bigeminia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niespecyficzne zmiany ST-T,zapis stabil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9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6/min zapis w/n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gotanie przedsionków około 80/min. Niepełny RBBB. Bez zmian S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0/min. Sinistrogram. Niepełny RBBB. Poza tym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LB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Rytm zatokowy miarowy wolny 48/min. PQ=0,14", QT=0,40". Sinistrogram. Q w II, III, aVF <text:s/>- możliwość przebytego zawału <text:s text:c="2"/>ściany dolnej 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8/min. PQ 180ms. Lewogram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7/min, sinistrogram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63/min. Niespecyficzne zmiany STT nad ścianą p-b (spłaszczony załamek T). Zapis podobny do poprzednic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64/min. PR-160ms, QRS- 110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53/min. Blok p-k Ist, PQ 260ms. RBBB + LAH. Zapis jak 11.01.2011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: Rytm zatokowy miarowy 71/min. PQ=0,14", QT=0,34"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w/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80/min oś pośrednia zapis w norm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6/min. Cechy przebytego zawału ściany przednio-bocznej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56/min, cechy przebytego zawału ściany dolnej i bocznej-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4, sinistrogram, sporadyczna ektopia nadkomorowa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, zapis prawidł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/stymulacja VV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61/min. PQ=0,18", QT=0,40". <text:s/>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0/min. Niespecyficzne zmiany STT nad ścianą przednio-boczn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7/min, w granicach normy (w III odprowadzeniu zał.Q - jak poprzednio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/stymulacja VVI 80/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4/min. Sinistrogram patologiczny. LA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0/min sinistrogram patologicnzy blizna po zawale ściany dolnej blok AV I st PR 218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8/min, sinistrogram, przetrwałe uniesienie ST-T od V 1 do V4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gotanie przedsionków 107/min. Zmiany STT nad ścianą dolną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prawidl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9/min, zapis w/n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: <text:s text:c="2"/>Rytm zatokowy miarowy 58/min. PQ=0,12", QT=0,38"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0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61/min. <text:s/>1 ExSVe,. PQ=0,24", QT=0,46". Sinistrogram Dekstrogyria. Niespecyficzny <text:s/>blok śródkomorowy. Brak progresji R w V1-V4. nieco większe <text:s/>zmiany ST-T nad ścianą boczną o char. przeciążenia l komor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/min blizna po zawale ść dolnej os pośrednia zespól rSR` w V10-V2 niespecyficzne zmiany 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Q w III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prowadzący <text:s/>trudny do określenia, zał. P niewidoczne, stymulacja komory 75/min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0/min. Załamek Q w odprowadzeniu III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4/min. Blok p-k Istopnia, PQ 220ms. Cechy przebytego zawału ściany dolne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- rzm, sinistrogram, zapis bez cech niedokrwieni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stymulacja DD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3/min. R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55/min sinistrogram mała progresja R w V1-V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<text:s/>zatokowy miarowy 62/min. PQ=0,14", QT=0,38". Normogram. Graniczne cechy przerostu l. komory. <text:s/>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niepełny R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47/min, poza tym zapis prawidł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ok 60/min, poj SVEB ,niespecyficzne zmiany ST-T,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dwujamowa przedsionkowo-komoro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sinistrogram patologiczny niespecyficzne zmiany 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- 90/min os pośrednia bez niedokrwien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<text:s/>84/min.PQ=0,14", QT=0,36"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, poza tym zapi prawidł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49/min , normogram, blizna po zawale ściany dolnej , redukcja potencjału od V 4 do V6 (zawał boczny?), RBBB z patologicznym załamkiem q w V 1 -blizna przednia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- rytm zatokowy miarowy <text:s/>65/min.Blizna po zawale ściany dolnej.PQ-186ms, QRS- 156ms,Cechy przerostu m. lewej komory, ze zmianami St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67/min. PQ=0,16", QT=0,40". Bad. - jakm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ś serca pośrednia, rytm zatokowy, sinistrogyria, niespecyficzne zmiany ST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6/min. PQ 160ms. QT/QTc 458ms/441ms. Zaburzenia przewodnictwa śródkomorowego. Niespecyficzne zmiany STT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63/min. <text:s text:c="2"/>1 <text:s/>poj. ExSVe. PQ=0.,18", QT=0,36". Poza tym -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9/min. Niespecyficzne zmiany STT. Jedno przedwczesne pobudzenie komorowe.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9/min, LAH, blok p-k I st. (PQ =0,22")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- rytm zatokowy miarowy 60/min,poj.VE,cechy przebytego zawału ściany dolnej i przednio-bocznej z przetrwałym uniesieniem ST..PR-164ms, QRS-132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64/min. PQ=0,16", QT=0,38" - 0,40". <text:s/>( Zapis wydrgany z powodu drżeń p.k.g. ). <text:s/>Normogram Sinistrogyria, <text:s/>rsr, w V1-V2 <text:s/>- mniejsze niż poprzednio zaburzenia przewodzenia śródkomorowego . Bad. - jak z dnia <text:s/>8 IV 2011 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66/min. PQ=0,16", QT=0,32". <text:s/>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5/min. PQ 210ms. Załamek Q w III. Niespecyficzne zmiany STT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F.A. z cz. komór ok. 80/min. QT=0,36"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F.A. z cz. komór ok 70/min, QT=0,38"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84/min. Lewogram patologiczn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63min. LAH. PQ- 182ms, QRS-144ms..Blizna po zawale ściany przednie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90/min dextrogram patologiczny blok tylnej wiązki lewej odnogi pęczka Hisa Q w II III avF RB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90/min. poj. VE ,PQ- 186ms, QRS- 98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80/min os pośrednia bez zaburzeń rytmu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60/min os pośrednia pojedyncze pobudzenia wystymulowane ujemne załamki T w II, III, aV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- rzm, tachykardia 100/min. Zapis bez cech niedokrwieni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/stymulacja VVI, łącznie 70/min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: Rytm zatokowy miarowy 76/miin. PQ=0,16", QT=0,36". Normogram. Patologiczne Q w III i aVF. <text:s/>Mała progresjav R w V2-V3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4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2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9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55/min oś pośrednia Q w odpr nad ść dolna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4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56/min sinistrogram blizna po zawale ść przedniej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88/min os pośrednia brak progresji R w V1-V3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2/min. Blok p-k Istopnia, PQ 220ms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stymulatora 60/mi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M 86/min,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jednojamowa, komorowa, 68/min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63/min. Sinistrogram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oło 95/min. Lewogram patologiczny. LAH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<text:s/>74/min. <text:s/>PQ=0,16", QT=0,38". Normogram. Niepełny RBBB. Zmiany ST-T w III i <text:s/>aVF - cechy przerostu <text:s/>pr. komor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3/min. Zapis prawidłow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3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70/min os pośrednia blizna po zawale ściany dolnej cechy przeciązenia lewej komory niepełny LB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0kowy 69/min, normogram, zapis prawidłowy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, blizna po zawale ściany dolnej, sporadyczna ektopia komorowa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61/min, sporadyczna ektopia komorowa z przerwą wyrównawczą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z 50/min sinistrogram PR 116ms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jednojamowa w trybie AAI, blizna po zawale ściany przedniej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81/min. Lewogram. Graniczne cechy przerostu lewej komory. Poza tym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80/min sinistrogram patologiczny LAH niespecyficzne zmiany 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prawidł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13 <text:s/>- posiew - kał w kierunku Clostridium difficile - ujemny.</text:p>
            <text:p>Uwagi: testem immunoenzymatycznym w próbce kału nie wykryto obecności toksyny Clostridium difficile. Laseczek Clostridium difficile nie wyhodowano.</text:p>
            <text:p>Flora fizjologiczna jelitowa - bardzo liczne.</text:p>
            <text:p>17.01.2013 - posiew - kał w kierunku Salmonella, Shigella - ujemny.</text:p>
            <text:p>Uwagi: pałeczek Salmonella, Shigella nie wyhodowano.</text:p>
            <text:p>02.01.2013 - posiew - krew - 3 x ujemny.</text:p>
            <text:p>Uwagi: bakterii tlenowych, beztlenowych oraz grzybów nie wyhodowano.</text:p>
            <text:p>31.12.2012 - posiew - krew - 3 x ujemny.</text:p>
            <text:p>Uwagi: bakterii tlenowych, beztlenowych oraz grzybów nie wyhodowano.</text:p>
            <text:p>31.12.2012 - posiew - wymaz z odbytu w kierunku Salmonalla, Shigella - ujemny.</text:p>
            <text:p>Uwagi: pałeczek Salmonella, Shigella nie wyhodowano.</text:p>
            <text:p>Flora fizjologiczna jelitowa - bardzo liczne.</text:p>
            <text:p>31.12.2012 - posiew - kał w kierunku Clostridium difficile - ujemny.</text:p>
            <text:p>Uwagi: testem immunoenzymatycznym w próbce kału nie wykryto obecności toksyny Clostridium difficile. Laseczek Clostridium difficile nie wyhodowano.</text:p>
            <text:p>Flora fizjologiczna jelitowa - bardzo liczne.</text:p>
            <text:p>31.12.2012 - krew - oznaczenie stężenia prokalcytoniny PCT &lt; 0,5 ng/ml.</text:p>
            <text:p>Możliwa miejscowa infekcja bakteryjna. Mało prawdopodobna ogólnoustrojowa infekcj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3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1.2013 - EEG:</text:p>
            <text:p>Czynność podstawowa utworzona jest z dominującej czynności beta. W odprowadzeniach ciemieniowo-potylicznych zawiera rytm alfa 9-10Hz o amplitudzie do 25 uV.</text:p>
            <text:p>RZ słabo wyrażona.</text:p>
            <text:p>Hw i FS nie aktywują krzywej.</text:p>
            <text:p>Orzeczenie: zapis prawidłowy.</text:p>
            <text:p>EKG rytm z rozrusznikiem, liczne extra komorow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. Rytm ze stymulatora 61/mi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/ 85 min, niski woltaż QRS w odprowadzeniach kończynowych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ymulacja dwujamowa, DDD, 70/min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59/min. Graniczny czas PQ 200ms. Cechy wczesnej repolaryzacji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ytm zatokowy 87/min, blizna po zawale ściany dolnej. Sporadyczne pobudzenia komorowe, wtrącone,z 1 ośrodka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: Rytm zatokowy miarowy 63/min. PQ=0,16", QT=0,36"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2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82/min, 1 <text:s/>ExVe. PQ=0,18", QT=0,40". Nieco mniejsze zmiany ST-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7/min, jednoośrodkowa ektopia komorowa, najczęściej w trigeminii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: Rytm zatokowy miarowy przyspieszony 95/min. PQ=014", QT=0,32". Poza tym -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6/min. Powolna progresja załamka r od V1 do V4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8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9/min. Załamek Q w odpr.III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zepotanie przedsionkow z częstością QRS ok 80/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M 68,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1/min. RBBB. Lewogram patologiczny. LAH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5/min. PQ 210ms. Poza tym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chykardia zatokowa 105/min. Zaburzenia przewodnictwa śródkomoroweg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oło 86/min. Niespecyficzne zmiany STT nad ścianą przednią (jak poprzednio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5/min. RBBB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wogram, rytm zatokowy, dekstrogyria, zapi jak w 2012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5/min. Blok p-k Ist, PQ 300ms. Pojedyncza ekstrasystolia nadkomorowa. Powolna progresja załamka r od V1 do V3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5/min. Załamek Q w odprowadzeniu III. Zapis podobny do poprzednieg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w trybie VDD 55/min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 z blokiem i częstością QRS ok 80/min, RB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<text:s text:c="3"/>53 - 60 /min. <text:s text:c="2"/>1ExSVe. PQ=0,18", <text:s/>QT=0,44". Zmiana rytmu. Bad. - jak z dnia 22 VIII 1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<text:s/>65/min. Blizna po zawale ściany dolnej. PR- 192ms, QRS- 118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stymulatora dwujamowego 54 /mi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/min <text:s/>sinistrogram patologficnzy LAH zespól rSR` w V1V3 ujemne T V2-V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0/min. Cechy przebytego zawału ściany dolnej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F.A. z cz. komór ok. 85/min. Qt= 0,38".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sinistrogram <text:s/>patologiczny sinistrogyria - spałaszczenie ST w odpr V2-V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80/min, PQ=0,16", QT=0,40". <text:s/>Poza tym -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9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0/min os pośrednia QS w V1-V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50/min sinistrogram patologiczny mała progresja R w V1- V3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niepełny RBBB.Zapis prawidl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13 - biopsja endomiokardialna serca przeszczepionego:</text:p>
            <text:p>Przebadano trzy wycinki. Mikroskopowo nie stwierdzono cech odrzucania komórkowego, ani wykładników odrzucania humoralnego.</text:p>
            <text:p>Zwraca uwagę dość duże włóknienie wsierdzia i rozległe obszary włóknienia śródmiąższowego. </text:p>
            <text:p>Wg. ISHLT 2004: GRADE 0 "R".</text:p>
            <text:p>Reakcja z C4d wypadła ujemnie AMR 0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13 - biopsja endomiokardialna serca przeszczepionego:</text:p>
            <text:p>Przebadano dwa wycinki. Mikroskopowo nie stwierdzono cech odrzucania komórkowego, ani wykładników odrzucania humoralnego.</text:p>
            <text:p>W jednym z wycinków obecna jest dość obfita tkanka tłuszczowa śródmiąższowa.</text:p>
            <text:p>Wg ISHLT 2004: GRADE 0 "R".</text:p>
            <text:p>Reakcja z C4d wypadła ujemnie AMR 0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mulacja jednojamowa, komorowa, 73/min.</text:p>
          </table:table-cell>
          <table:table-cell office:value-type="string" calcext:value-type="string">
            <text:p>W nor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g- rytm zatokowy miarowy 52/min. PR- 182ms, QRS- 94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z czynnością komór 76/min.Niespecyficzne zmiany STT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47/min oś pośrednia bez niedokrwienia blok AV I st PR 240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66/min blizna po zawale ść dolnej oś pośrednia zespól rSR` w V1-V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LBBB <text:s/>bl;ok AV I st PR 210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1/min. R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e stymulatora AAI 69/min. QT=0,38".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52/min. Cechy przebytego zawału ściany dolnej i przednio-przegrodowej. Ujemne załamki T nad ścianą boczną. Blok p-k Ist, PQ 240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5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blizna po zawale śc dolnej blok prawej odnogi p Hi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, 76/min QRS, blizna po zawale ściany p-d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73/min. Niespecyficzne zmiany STT w V2-V3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80/min LAH rozlane zmiany ST w odprowadzeniach przedsercow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6/min. Cechy przebytego zawału ściany dolne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3/min, normogram, mała progresja zał. r od V 1 do V3.</text:p>
          </table:table-cell>
          <table:table-cell office:value-type="string" calcext:value-type="string">
            <text:p>Trudno oceni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 zatokowy 94/min, LBBB.</text:p>
          </table:table-cell>
          <table:table-cell office:value-type="string" calcext:value-type="string">
            <text:p>Poza norm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gotanie przedsionków około 88/min. Bez zmian STT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dykardia zatokowa 55/min. Poza tym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0/min oś pośrednia załamki Q nad ść dolna cechy przerostu przeciążenia lewej kom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70/min os pośrednia pobudzenia własne i wystymulowane ujemne załamki T w V3-V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niespecyficzne zmiany ST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7/min. Pojedyncza ekstrasystolia komorowa. Zaburzenia przewodnictwa śródkomoroweg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50/min sinistrogram ujemne T w III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6/min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<text:s/>70/min. PQ=0,16", QT=0,34".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n zatokowy miarowy wolny 55/min. <text:s/>PQ=0,16", QT=0,38"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5/min. Cechy przebytego zawału ściany dolne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M 65/min, bez zaburzen rytm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83/min. Lewogram. R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2/min. Cechy przebytego zawału ściany dolne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pojedyncze pobudzenia wystymulowane dominuja własne zespoły komorowe os pośredniarozlane zmiany ST - cechy przeostu przeciązneia niedokrwienia lewej kom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5/min. Lewogram. Zapis w granicach norm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9/min, stymulacja przedsionka sterująca własnym rytmem komór. L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4/min. Załamek Q w III i aVF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99/min. Cechy przebytego zawału ściany dolne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6.03.2013 - biopsja serca:</text:p>
            <text:p>Fragmenty mięśnia sercowego bez cech odrzucania komórkowego ani zmian sugerujących odrzucanie humoralne.</text:p>
            <text:p>Wg ISHLT 2004: GRADE 0 "R".</text:p>
            <text:p>Reakcja z C4d wypadła ujemnie AMR 0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54/min.. Blizna po zawale ściany dolnej.PQ-212ms, QRS- 88ms. Zm. ST-T w V5-V6. ( jak w bad. poprzednic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8/min. Załamek Q w odpr.III. Zaburzenia przewodzenia śródkomorowego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7/min, cechy przebytego zawału ściany dolnej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 64/min,. blizna po zawaleściany dolne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74/min, zapis w/n.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-rytm zatokowy miarowy 97/min. lewogram.PR170ms, QRS-108ms. Zm. ST w V6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 : <text:s/>Rytm zatokowy miarowy 71/min. <text:s/>PQ=0, 16", QT=0,32"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e stymulatora DDDR <text:s/>60/min, okresowo rytm w?asny - zatokowy. 65/min. PQ=0,16", QT=0,36".Bad. - jak poprz.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z 60/min sinistrogram patologiczny niespecyficzne zmiany 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4/min. Niespecyficzne zmiany STT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, zapis prawidłow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kg- rytm zatokowy miarowy 49/min.PR-150ms, QRS-78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0/min sinistrogram patologiczny bez niedokrwienia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ytm zatokowy 72/min, LAH, dekstrogyria.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z80/min oś pośrednia Q III bez niedok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68/min sinistrogram rozlane zmiany S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, QRS 82/min, sinistrogram, poj. Ex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80/min. Cechy przebytego zawału ściany dolnej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ytm zatokowy 59/min. Lewogram, poza tym zapis w normi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migotanie przedsionków ok. 70/min.Normogram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kg- rytm zatokowy miarowy 59/min.Levogram, PR-164ms, QRS- 118m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/VVI ,łącznie 75/min, sinistrogram, cechy przerostu l. k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kg- rytm stymulatora 74/min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Rytm zatokowy miarowy <text:s text:c="2"/>89/min. PQ=0, 12 ", QT=0, 34"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5/min. Lewogram. Cechy przerostu lewej komory. Bez zmian odcinka S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4/min. Q w III. Zmiany STT nad ścianą przednio-boczną (ujemny załamek T w V3 do V6). Zapis jak poprzednio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gotanie przedsionków, niespecyficzne zmiany ST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56/min. Blok lewej odnogi pęczka Hisa. Zapis jak poprzednio.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ytm zatokowy 64/min, sinistrogr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z 70/min blizna po zawale śc dolnej oś pośrednia <text:s/>bez niedokrwienia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EKG: <text:s/>Rytm zatokowy miarowy 63/min, PQ=0,14", QT=0,38". Normogram. <text:s/>Cechy <text:s/>przebytego zawału ściany przednio-bocznej z przetrwałym uniesieniem ST w V1 - V4. Bad. - jak poprz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igotanie przedsionków 97/min. Załamek Q w odprowadzeniu III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3.2013 - posiew - wymaz z rany mostka - dodatni.</text:p>
            <text:p>Staphylococcus aureus - bardzo liczne.</text:p>
            <text:p>Uwagi: Szczep metycylinooporny, co oznacza oporność na wszystkie antybiotyki beta-laktamowe. Szczep wrażliwy na chinolony.</text:p>
            <text:p>Minimalne stenie hamujące (MIC) dla wankomycyny wynosi 2,0 mg/l</text:p>
            <text:p>Uwaga, graniczna wartość MIC dla wancomycyny. Ryzyko niepowodzenia terapeutycznego.</text:p>
            <text:p>Wartość minimalnego stężenia MIC dla teikoplniny wynosi 1,5 mg/l.</text:p>
            <text:p>PATOGEN ALARMOWY.</text:p>
            <text:p>Antybiogram: </text:p>
            <text:p>Teicoplanin, Vancomycin, Linezolid, Gentamicin, Trimethoprim/Sulfamethoxazole - wrażliw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 F.A./rytm ze stymulatora <text:s/>VVI 69/min. QT=0,44"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3.2013 - biopsja endomiokardialna serca przeszczepionego:</text:p>
            <text:p>Przebadano dwa wycinki. Nie stwierdzono cech odrzucania komórkowego, ani zmian budzących podejrzenie odrzucania humoralnego. </text:p>
            <text:p>Widoczny jest umiarkowanie nasilony obrzęk śródmiąższowy.</text:p>
            <text:p>Wg ISHLT 2004: GRADE 0 "R". <text:s text:c="2"/></text:p>
            <text:p>Reakcja z C4d wypadła ujemnie AMR 0.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ytm zatokowy 63/min. Sinistrogram. Zapis jak poprzednio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z 50/min oś pośrednia brak brogresji R w V1-V2 cechy przerostu lewej komory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ytm zatokowy, zapi w/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ytm zatokowy miarowy 61/min. PQ=0,20", QT=0, 38". Bad. - jak popr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blizna po zawale ściany dolnej.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EKG- migotanie przedsionków z. cz. komór ok. 79/min. Brak progresji <text:s/>R od V 1-V3. QRS- 102m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ytm zatokowy sterujący rytmem komór, stymulacja VD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, zapis w/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87/min. PQ- 156ms,QRS- 96ms. Zapis ekg bez niedokrwieni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miarowy ok 60/min, prawdopodobnie zatokowy ( zal. P słabo widoczne), RBBB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ytm zatokowy 69/min. Niespecyficzne zmiany STT. Zapis jak poprzedn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61/min, blizna po zawale ściany dolnej. Niski woltaż załamków w odprowadzeniach kończynowyc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 około 87/min. LB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tm zatokowy 81/min. Niespecyficzne zmiany ST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EKG: Rytm zatokowy miarowy 68/min. PQ=0,14", QT=0,38". Bad. - jak poprz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XZM 67/min, zapis jak poprzed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otanie przedsionków, rytm ze stymulatora 70/min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ytm zatokowy 77/min. Cechy przebytego zawału ściany dolnej. Dwie pary komorow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- rytm zatokowy miarowy <text:s/>67/min. PR-196ms, QRS- 96ms. Levogram.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z 67/min sinistrogram bez niedokrwieni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ytm zatokowy 75/min sterujący stymulacją komór ( VDD)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ytm zatokowy 66/min os pośrednia blizna po zawale ść dolnej bez niedorwie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KG:Rytm zatokowy miarowy 60/min. PQ=0,12", QT=0,36".Bad. - jak poprz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kg- zatokowy 60/min.Z.preekscytacji.Fala delta w I,AVL.V3-V6. PR- 158ms. QRS- 144ms.</text:p>
          </table:table-cell>
          <table:table-cell table:number-columns-repeated="102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000" number:language="pl" number:country="PL">
      <number:number number:min-integer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</number:text>
      <number:fill-character> </number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</number:text>
      <number:fill-character> </number:fill-character>
      <number:text>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pl" number:country="PL">
      <number:minutes number:style="long"/>
      <number:text>:</number:text>
      <number:seconds number:style="long"/>
    </number:time-style>
    <number:time-style style:name="N10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pl" number:country="PL">
      <number:minutes number:style="long"/>
      <number:text>:</number:text>
      <number:seconds number:style="long" number:decimal-places="1"/>
    </number:time-style>
    <number:number-style style:name="N10143" number:language="pl" number:country="PL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.00.0000</text:date>, <text:time style:data-style-name="N2" text:time-value="0000-00-00T00:00:02.57286450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RANDRANDOMSAMPLEFILTER_5f_FOR_5f_W_5f_" style:display-name="PageStyle_RANDRANDOMSAMPLEFILTER_FOR_W_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riusz Kielan</dc:creator>
    <meta:creation-date>2013-08-22T21:37:09</meta:creation-date>
    <dc:date>2013-11-05T01:38:57.230098774</dc:date>
    <meta:generator>LibreOffice/4.1.2.3$Linux_X86_64 LibreOffice_project/410m0$Build-3</meta:generator>
    <meta:editing-duration>PT40M35S</meta:editing-duration>
    <meta:editing-cycles>6</meta:editing-cycles>
    <meta:document-statistic meta:table-count="1" meta:cell-count="1034" meta:object-count="0"/>
    <meta:user-defined meta:name="AppVersion">16.0300</meta:user-defined>
  </office:meta>
</office:document-meta>
</file>